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shrink-to-fit="true"/>
    </style:style>
    <style:style style:name="ce9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0" style:family="table-cell" style:parent-style-name="Default" style:data-style-name="N4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Hyperlink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</style:style>
    <style:style style:name="ce18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9" style:family="table-cell" style:parent-style-name="Default" style:data-style-name="N4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0.6891666666667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3.4408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86.4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17.9pt" style:use-optimal-row-height="false" fo:break-before="auto"/>
    </style:style>
    <style:style style:name="ro7" style:family="table-row">
      <style:table-row-properties style:row-height="32.15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8"/>
        <table:table-column table:style-name="co4" table:default-cell-style-name="ce17"/>
        <table:table-column table:style-name="co5" table:default-cell-style-name="ce10"/>
        <table:table-column table:style-name="co6" table:default-cell-style-name="ce1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URL</text:p>
          </table:table-cell>
          <table:table-cell office:value-type="string" table:style-name="ce5">
            <text:p>Total Price</text:p>
            <text:p>(not including tax and shipping)</text:p>
          </table:table-cell>
          <table:table-cell office:value-type="string" table:style-name="ce2">
            <text:p>Other Details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Resolume Avenue 7</text:p>
          </table:table-cell>
          <table:table-cell office:value-type="string" table:style-name="ce9">
            <text:p><text:a xlink:href="https://resolume.com/software/avenue_arena">https://resolume.com/software/avenue_arena</text:a></text:p>
          </table:table-cell>
          <table:table-cell office:value-type="float" office:value="355" table:style-name="ce10">
            <text:p>355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pectrasonics Omnisphere 2.7</text:p>
          </table:table-cell>
          <table:table-cell office:value-type="string" table:style-name="ce9">
            <text:p><text:a xlink:href="https://spectrasonics.com/">https://spectrasonics.com</text:a></text:p>
          </table:table-cell>
          <table:table-cell office:value-type="float" office:value="499" table:style-name="ce10">
            <text:p>499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Plogue Bidule</text:p>
          </table:table-cell>
          <table:table-cell office:value-type="string" table:style-name="ce9">
            <text:p><text:a xlink:href="https://www.plogue.com/store.html">https://www.plogue.com/store.html</text:a></text:p>
          </table:table-cell>
          <table:table-cell office:value-type="float" office:value="95" table:style-name="ce10">
            <text:p>95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Native Instruments Battery 4</text:p>
          </table:table-cell>
          <table:table-cell office:value-type="string" table:style-name="ce9">
            <text:p><text:a xlink:href="https://www.native-instruments.com/en/products/komplete/drums/battery-4/pricing/">https://www.native-instruments.com/en/products/komplete/drums/battery-4/pricing/</text:a></text:p>
          </table:table-cell>
          <table:table-cell office:value-type="float" office:value="199" table:style-name="ce10">
            <text:p>199.0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LoopBe30</text:p>
          </table:table-cell>
          <table:table-cell office:value-type="string" table:style-name="ce9">
            <text:p><text:a xlink:href="https://www.nerds.de/en/loopbe30.html">https://www.nerds.de/en/loopbe30.html</text:a></text:p>
          </table:table-cell>
          <table:table-cell office:value-type="float" office:value="19.899999999999999" table:style-name="ce10">
            <text:p>19.90</text:p>
          </table:table-cell>
          <table:table-cell table:style-name="ce11"/>
          <table:table-cell table:number-columns-repeated="16378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mputer</text:p>
          </table:table-cell>
          <table:table-cell office:value-type="string" table:style-name="ce9">
            <text:p><text:a xlink:href="https://centralcomputer.com/">https://centralcomputer.com</text:a></text:p>
          </table:table-cell>
          <table:table-cell office:value-type="float" office:value="2283.8200000000002" table:style-name="ce10">
            <text:p>2,283.82</text:p>
          </table:table-cell>
          <table:table-cell office:value-type="string" table:style-name="ce11">
            <text:p>See computer_quote.pdf for full detail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Sensel Morph</text:p>
          </table:table-cell>
          <table:table-cell office:value-type="string" table:style-name="ce12">
            <text:p><text:a xlink:href="https://morph.sensel.com/">https://morph.sensel.com/</text:a></text:p>
          </table:table-cell>
          <table:table-cell office:value-type="float" office:value="996" table:style-name="ce10">
            <text:p>996.0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aveshare 10.1" HDMI touchscreen 1280x800</text:p>
          </table:table-cell>
          <table:table-cell office:value-type="string" table:style-name="ce9">
            <text:p><text:a xlink:href="https://www.amazon.com/gp/product/B01H013FGC">https://www.amazon.com/gp/product/B01H013FGC</text:a></text:p>
          </table:table-cell>
          <table:table-cell office:value-type="float" office:value="151.99" table:style-name="ce10">
            <text:p>151.9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3">
            <text:p>Electronics</text:p>
          </table:table-cell>
          <table:table-cell office:value-type="float" office:value="1" table:style-name="ce14">
            <text:p>1</text:p>
          </table:table-cell>
          <table:table-cell office:value-type="string" table:style-name="ce8">
            <text:p>ASUS 27" slim-bezel HDMI monitor - VN279Q or VN279QL</text:p>
          </table:table-cell>
          <table:table-cell office:value-type="string" table:style-name="ce12">
            <text:p><text:a xlink:href="https://www.amazon.com/ASUS-VN279QL-1920x1080-DisplayPort-Ergonomic/dp/B00FE6DNM2">https://www.amazon.com/ASUS-VN279QL-1920x1080-DisplayPort-Ergonomic/dp/B00FE6DNM2</text:a></text:p>
          </table:table-cell>
          <table:table-cell office:value-type="float" office:value="208.99" table:style-name="ce10">
            <text:p>208.99</text:p>
          </table:table-cell>
          <table:table-cell office:value-type="string" table:style-name="ce15">
            <text:p>MUST BE VN279Q or VN279QL</text:p>
            <text:p>display area: 597.6 x 336.2 mm</text:p>
            <text:p>Outer dimensions: 619.2 mm x 361.95.4 mm</text:p>
            <text:p>The VG278Q and VG279Q are very close to the right size,</text:p>
            <text:p>but placement of connections and buttons is different,</text:p>
            <text:p>so the CNC data will need to change.</text:p>
          </table:table-cell>
          <table:table-cell table:number-columns-repeated="16378" table:style-name="ce13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Orb speaker system - 9" minisub, 2 orbs, amp</text:p>
          </table:table-cell>
          <table:table-cell office:value-type="string" table:style-name="ce9">
            <text:p><text:a xlink:href="https://www.orbaudio.com/collections/soundbars/products/booster1-soundbar">https://www.orbaudio.com/collections/soundbars/products/booster1-soundbar</text:a></text:p>
          </table:table-cell>
          <table:table-cell office:value-type="float" office:value="629" table:style-name="ce10">
            <text:p>629.0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0.1" HDMI monitor (for console)</text:p>
          </table:table-cell>
          <table:table-cell office:value-type="string" table:style-name="ce9">
            <text:p><text:a xlink:href="https://www.amazon.com/gp/product/B076GZVCP2">https://www.amazon.com/gp/product/B076GZVCP2</text:a></text:p>
          </table:table-cell>
          <table:table-cell office:value-type="float" office:value="128.99" table:style-name="ce10">
            <text:p>128.99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ired mini keyboard with trackball</text:p>
          </table:table-cell>
          <table:table-cell office:value-type="string" table:style-name="ce9">
            <text:p><text:a xlink:href="https://www.amazon.com/gp/product/B0065PZ7DY">https://www.amazon.com/gp/product/B0065PZ7DY</text:a></text:p>
          </table:table-cell>
          <table:table-cell office:value-type="float" office:value="29.99" table:style-name="ce10">
            <text:p>29.99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headphones with in-line volume control</text:p>
          </table:table-cell>
          <table:table-cell office:value-type="string" table:style-name="ce9">
            <text:p><text:a xlink:href="https://www.amazon.com/gp/product/B00009RDIF">https://www.amazon.com/gp/product/B00009RDIF</text:a></text:p>
          </table:table-cell>
          <table:table-cell office:value-type="float" office:value="100" table:style-name="ce10">
            <text:p>100.00</text:p>
          </table:table-cell>
          <table:table-cell table:style-name="ce11"/>
          <table:table-cell table:number-columns-repeated="16378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USB Wifi adapter</text:p>
          </table:table-cell>
          <table:table-cell office:value-type="string" table:style-name="ce9">
            <text:p><text:a xlink:href="https://www.amazon.com/gp/product/B07P6N2TZH">https://www.amazon.com/gp/product/B07P6N2TZH</text:a></text:p>
          </table:table-cell>
          <table:table-cell office:value-type="float" office:value="17.989999999999998" table:style-name="ce10">
            <text:p>17.99</text:p>
          </table:table-cell>
          <table:table-cell table:style-name="ce11"/>
          <table:table-cell table:number-columns-repeated="16378"/>
        </table:table-row>
        <table:table-row table:style-name="ro3">
          <table:table-cell table:number-columns-repeated="2" table:style-name="ce1"/>
          <table:table-cell table:style-name="ce13"/>
          <table:table-cell table:style-name="ce16"/>
          <table:table-cell table:style-name="ce14"/>
          <table:table-cell table:number-columns-repeated="16379" table:style-name="ce1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1/4" to 1/8" stereo headphone adapters</text:p>
          </table:table-cell>
          <table:table-cell office:value-type="string" table:style-name="ce9">
            <text:p><text:a xlink:href="https://www.amazon.com/gp/product/B00PIWB2SO">https://www.amazon.com/gp/product/B00PIWB2SO</text:a></text:p>
          </table:table-cell>
          <table:table-cell office:value-type="float" office:value="8.99" table:style-name="ce10">
            <text:p>8.99</text:p>
          </table:table-cell>
          <table:table-cell office:value-type="string" table:style-name="ce11">
            <text:p>If they come with the headphones, you only need 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straight micro USB 1ft cables</text:p>
          </table:table-cell>
          <table:table-cell office:value-type="string" table:style-name="ce9">
            <text:p><text:a xlink:href="https://www.amazon.com/gp/product/B011KMSNXM">https://www.amazon.com/gp/product/B011KMSNXM</text:a></text:p>
          </table:table-cell>
          <table:table-cell office:value-type="float" office:value="7.98" table:style-name="ce10">
            <text:p>7.98</text:p>
          </table:table-cell>
          <table:table-cell office:value-type="string" table:style-name="ce11">
            <text:p>there are 6 in that package, you only need 2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Hardware</text:p>
          </table:table-cell>
          <table:table-cell office:value-type="float" office:value="4" table:style-name="ce14">
            <text:p>4</text:p>
          </table:table-cell>
          <table:table-cell office:value-type="string" table:style-name="ce8">
            <text:p>Up angle micro USB 1meter cables</text:p>
          </table:table-cell>
          <table:table-cell office:value-type="string" table:style-name="ce9">
            <text:p><text:a xlink:href="https://www.techinn.com/en/startech-micro-usb-cable-a-to-up-angle-micro-b-1-m/137834578/p">https://www.techinn.com/en/startech-micro-usb-cable-a-to-up-angle-micro-b-1-m/137834578/p</text:a></text:p>
          </table:table-cell>
          <table:table-cell office:value-type="float" office:value="19.96" table:style-name="ce10">
            <text:p>19.96</text:p>
          </table:table-cell>
          <table:table-cell office:value-type="string" table:style-name="ce15">
            <text:p>Amazon has them at:</text:p>
            <text:p>https://www.amazon.com/gp/product/B00EANUQ5M</text:p>
            <text:p>Note: <text:s/>"Up angle" isn't always the same</text:p>
          </table:table-cell>
          <table:table-cell table:number-columns-repeated="16378" table:style-name="ce13"/>
        </table:table-row>
        <table:table-row table:style-name="ro6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ini USB C hub, 4 port</text:p>
          </table:table-cell>
          <table:table-cell office:value-type="string" table:style-name="ce9">
            <text:p><text:a xlink:href="https://www.amazon.com/Adapter-Wavlink-Aluminum-Including-Chromebook/dp/B075F765R9">https://www.amazon.com/Adapter-Wavlink-Aluminum-Including-Chromebook/dp/B075F765R9</text:a></text:p>
          </table:table-cell>
          <table:table-cell office:value-type="float" office:value="23.98" table:style-name="ce10">
            <text:p>23.98</text:p>
          </table:table-cell>
          <table:table-cell office:value-type="string" table:style-name="ce11">
            <text:p>This one is known to work, others may have trouble with 4 Morphs.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HDMI cable (ultra slim)</text:p>
          </table:table-cell>
          <table:table-cell office:value-type="string" table:style-name="ce9">
            <text:p><text:a xlink:href="https://www.amazon.com/gp/product/B014ROOEZG">https://www.amazon.com/gp/product/B014ROOEZG</text:a></text:p>
          </table:table-cell>
          <table:table-cell office:value-type="float" office:value="23.98" table:style-name="ce10">
            <text:p>23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ft HDMI extension cable</text:p>
          </table:table-cell>
          <table:table-cell office:value-type="string" table:style-name="ce9">
            <text:p><text:a xlink:href="https://www.amazon.com/AmazonBasics-High-Speed-Female-Extension-Cable/dp/B01D5H90L4">https://www.amazon.com/AmazonBasics-High-Speed-Female-Extension-Cable/dp/B01D5H90L4</text:a></text:p>
          </table:table-cell>
          <table:table-cell office:value-type="float" office:value="7.5" table:style-name="ce10">
            <text:p>7.5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HDMI cable (ultra slim)</text:p>
          </table:table-cell>
          <table:table-cell office:value-type="string" table:style-name="ce9">
            <text:p><text:a xlink:href="https://www.amazon.com/gp/product/B014ROOBVI">https://www.amazon.com/gp/product/B014ROOBVI</text:a></text:p>
          </table:table-cell>
          <table:table-cell office:value-type="float" office:value="9.08" table:style-name="ce10">
            <text:p>9.08</text:p>
          </table:table-cell>
          <table:table-cell office:value-type="string" table:style-name="ce11">
            <text:p>This one is used on the Waveshare monitor in the controll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USB C extension cables</text:p>
          </table:table-cell>
          <table:table-cell office:value-type="string" table:style-name="ce9">
            <text:p><text:a xlink:href="https://www.amazon.com/gp/product/B08FD8CZHT">https://www.amazon.com/gp/product/B08FD8CZHT</text:a></text:p>
          </table:table-cell>
          <table:table-cell office:value-type="float" office:value="22.29" table:style-name="ce10">
            <text:p>22.29</text:p>
          </table:table-cell>
          <table:table-cell office:value-type="string" table:style-name="ce11">
            <text:p>That's a 2-pack item.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USB C to USB A converter</text:p>
          </table:table-cell>
          <table:table-cell office:value-type="string" table:style-name="ce9">
            <text:p><text:a xlink:href="https://www.amazon.com/gp/product/B07Q81GD5G">https://www.amazon.com/gp/product/B07Q81GD5G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untable power strip with USB</text:p>
          </table:table-cell>
          <table:table-cell office:value-type="string" table:style-name="ce9">
            <text:p><text:a xlink:href="https://www.amazon.com/TROND-Protector-Widely-Spaced-Outlets-Extension/dp/B083HVRXFQ">https://www.amazon.com/TROND-Protector-Widely-Spaced-Outlets-Extension/dp/B083HVRXFQ</text:a></text:p>
          </table:table-cell>
          <table:table-cell office:value-type="float" office:value="25.49" table:style-name="ce10">
            <text:p>25.49</text:p>
          </table:table-cell>
          <table:table-cell table:style-name="ce11"/>
          <table:table-cell table:number-columns-repeated="16378"/>
        </table:table-row>
        <table:table-row table:style-name="ro7">
          <table:table-cell office:value-type="string" table:style-name="ce13">
            <text:p>Hardware</text:p>
          </table:table-cell>
          <table:table-cell office:value-type="float" office:value="1" table:style-name="ce14">
            <text:p>1</text:p>
          </table:table-cell>
          <table:table-cell office:value-type="string" table:style-name="ce8">
            <text:p>USB-powered headphone amp with 4 outputs</text:p>
          </table:table-cell>
          <table:table-cell office:value-type="string" table:style-name="ce9">
            <text:p><text:a xlink:href="https://www.amazon.com/gp/product/B08GSMT2WX">https://www.amazon.com/gp/product/B08GSMT2WX</text:a></text:p>
          </table:table-cell>
          <table:table-cell office:value-type="float" office:value="26.99" table:style-name="ce10">
            <text:p>26.99</text:p>
          </table:table-cell>
          <table:table-cell office:value-type="string" table:style-name="ce13">
            <text:p>Out of stock at Amazon, look for</text:p>
            <text:p>Moukey Headphone Amp Amplifier 4 Channels</text:p>
          </table:table-cell>
          <table:table-cell table:number-columns-repeated="16378" table:style-name="ce13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HDMI to Displayport adapter</text:p>
          </table:table-cell>
          <table:table-cell office:value-type="string" table:style-name="ce9">
            <text:p><text:a xlink:href="https://www.amazon.com/gp/product/B06VV26BLB">https://www.amazon.com/gp/product/B06VV26BLB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Stereo 3.5mm Male to Dual 3.5mm Stereo Male Y-Splitter Audio Cable</text:p>
          </table:table-cell>
          <table:table-cell office:value-type="string" table:style-name="ce9">
            <text:p><text:a xlink:href="https://www.ebay.com/itm/390797824700">https://www.ebay.com/itm/390797824700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rt number is AV-Y09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dual 120mm usb fans</text:p>
          </table:table-cell>
          <table:table-cell office:value-type="string" table:style-name="ce9">
            <text:p><text:a xlink:href="https://www.amazon.com/dp/B00JLV4BWC">https://www.amazon.com/dp/B00JLV4BWC</text:a></text:p>
          </table:table-cell>
          <table:table-cell office:value-type="float" office:value="19.989999999999998" table:style-name="ce10">
            <text:p>19.99</text:p>
          </table:table-cell>
          <table:table-cell table:style-name="ce11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Self-adhesive cable management clips</text:p>
          </table:table-cell>
          <table:table-cell office:value-type="string" table:style-name="ce9">
            <text:p><text:a xlink:href="https://www.amazon.com/gp/product/B07RQCXCR2">https://www.amazon.com/gp/product/B07RQCXCR2</text:a></text:p>
          </table:table-cell>
          <table:table-cell office:value-type="float" office:value="12.7" table:style-name="ce10">
            <text:p>12.70</text:p>
          </table:table-cell>
          <table:table-cell office:value-type="string" table:style-name="ce11">
            <text:p>That's a package of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of velcro for keyboard</text:p>
          </table:table-cell>
          <table:table-cell office:value-type="string" table:style-name="ce9">
            <text:p><text:a xlink:href="https://www.amazon.com/gp/product/B0035GZCHC">https://www.amazon.com/gp/product/B0035GZCHC</text:a></text:p>
          </table:table-cell>
          <table:table-cell office:value-type="float" office:value="3.48" table:style-name="ce10">
            <text:p>3.4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24" zip-ties for minisub</text:p>
          </table:table-cell>
          <table:table-cell office:value-type="string" table:style-name="ce9">
            <text:p><text:a xlink:href="https://www.amazon.com/gp/product/B07ZHNT3LP">https://www.amazon.com/gp/product/B07ZHNT3LP</text:a></text:p>
          </table:table-cell>
          <table:table-cell office:value-type="float" office:value="14.99" table:style-name="ce10">
            <text:p>14.99</text:p>
          </table:table-cell>
          <table:table-cell office:value-type="string" table:style-name="ce11">
            <text:p>That package has both 26" and 18"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zip-tie for amp/mixer</text:p>
          </table:table-cell>
          <table:table-cell table:style-name="ce17"/>
          <table:table-cell table:style-name="ce10"/>
          <table:table-cell table:style-name="ce11"/>
          <table:table-cell table:number-columns-repeated="16378"/>
        </table:table-row>
        <table:table-row table:style-name="ro8">
          <table:table-cell office:value-type="string" table:style-name="ce13">
            <text:p>Mechanical</text:p>
          </table:table-cell>
          <table:table-cell office:value-type="float" office:value="10" table:style-name="ce14">
            <text:p>10</text:p>
          </table:table-cell>
          <table:table-cell office:value-type="string" table:style-name="ce8">
            <text:p>L-Shaped Rail, zinc/steel, 1 foot long, 1-1/2"x1-1/2"</text:p>
          </table:table-cell>
          <table:table-cell office:value-type="string" table:style-name="ce9">
            <text:p><text:a xlink:href="https://www.mcmaster.com/4664T18/">https://www.mcmaster.com/4664T18/</text:a></text:p>
          </table:table-cell>
          <table:table-cell office:value-type="float" office:value="30.4" table:style-name="ce10">
            <text:p>30.40</text:p>
          </table:table-cell>
          <table:table-cell office:value-type="string" table:style-name="ce15">
            <text:p>Two of them need to be cut exactly in half, making four 6" rails,</text:p>
            <text:p>i.e. there are 8 one-foot pieces, and 4 six-inch pieces.</text:p>
          </table:table-cell>
          <table:table-cell table:number-columns-repeated="16378" table:style-name="ce13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0" table:style-name="ce7">
            <text:p>50</text:p>
          </table:table-cell>
          <table:table-cell office:value-type="string" table:style-name="ce8">
            <text:p>1/4"-20 Phillips Round Head Machine Screws, 1"</text:p>
          </table:table-cell>
          <table:table-cell office:value-type="string" table:style-name="ce9">
            <text:p><text:a xlink:href="https://www.amazon.com/gp/product/B08MZQ5NHM">https://www.amazon.com/gp/product/B08MZQ5NHM</text:a></text:p>
          </table:table-cell>
          <table:table-cell office:value-type="float" office:value="12.99" table:style-name="ce10">
            <text:p>12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3/4"</text:p>
          </table:table-cell>
          <table:table-cell office:value-type="string" table:style-name="ce9">
            <text:p><text:a xlink:href="https://www.amazon.com/gp/product/B07ZH2JBM5">https://www.amazon.com/gp/product/B07ZH2JBM5</text:a></text:p>
          </table:table-cell>
          <table:table-cell office:value-type="float" office:value="10.99" table:style-name="ce10">
            <text:p>10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5/8"</text:p>
          </table:table-cell>
          <table:table-cell office:value-type="string" table:style-name="ce9">
            <text:p><text:a xlink:href="https://www.amazon.com/gp/product/B08FY9RSC3">https://www.amazon.com/gp/product/B08FY9RSC3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1/4"-20 Phillips Round Head Machine Screws, 1-1/2"</text:p>
          </table:table-cell>
          <table:table-cell office:value-type="string" table:style-name="ce9">
            <text:p><text:a xlink:href="https://www.amazon.com/dp/B07ZHDW943">https://www.amazon.com/dp/B07ZHDW943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package has 2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0" table:style-name="ce7">
            <text:p>100</text:p>
          </table:table-cell>
          <table:table-cell office:value-type="string" table:style-name="ce8">
            <text:p>1/4"-20 hex nut</text:p>
          </table:table-cell>
          <table:table-cell office:value-type="string" table:style-name="ce9">
            <text:p><text:a xlink:href="https://www.amazon.com/Stainless-Bolt-Dropper-Steel-Nuts/dp/B06X1FNS96">https://www.amazon.com/Stainless-Bolt-Dropper-Steel-Nuts/dp/B06X1FNS96</text:a></text:p>
          </table:table-cell>
          <table:table-cell office:value-type="float" office:value="9.3699999999999992" table:style-name="ce10">
            <text:p>9.37</text:p>
          </table:table-cell>
          <table:table-cell office:value-type="string" table:style-name="ce11">
            <text:p>package has 1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97"</text:p>
          </table:table-cell>
          <table:table-cell office:value-type="string" table:style-name="ce9">
            <text:p><text:a xlink:href="https://www.amazon.com/gp/product/B00L1L0WTQ">https://www.amazon.com/gp/product/B00L1L0WTQ</text:a></text:p>
          </table:table-cell>
          <table:table-cell office:value-type="float" office:value="12.3" table:style-name="ce10">
            <text:p>12.30</text:p>
          </table:table-cell>
          <table:table-cell office:value-type="string" table:style-name="ce11">
            <text:p>for monitor, package has 1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57"</text:p>
          </table:table-cell>
          <table:table-cell office:value-type="string" table:style-name="ce9">
            <text:p><text:a xlink:href="https://www.amazon.com/gp/product/B003QKYSDG">https://www.amazon.com/gp/product/B003QKYSDG</text:a></text:p>
          </table:table-cell>
          <table:table-cell office:value-type="float" office:value="10.29" table:style-name="ce10">
            <text:p>10.29</text:p>
          </table:table-cell>
          <table:table-cell office:value-type="string" table:style-name="ce11">
            <text:p>for controller, package has 1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bronze cap nuts for connector bolts</text:p>
          </table:table-cell>
          <table:table-cell office:value-type="string" table:style-name="ce9">
            <text:p><text:a xlink:href="https://www.amazon.com/gp/product/B001DT3G9O">https://www.amazon.com/gp/product/B001DT3G9O</text:a></text:p>
          </table:table-cell>
          <table:table-cell office:value-type="float" office:value="17.84" table:style-name="ce10">
            <text:p>17.84</text:p>
          </table:table-cell>
          <table:table-cell office:value-type="string" table:style-name="ce11">
            <text:p>package has 8, need 2 packag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rubber feet with screws</text:p>
          </table:table-cell>
          <table:table-cell office:value-type="string" table:style-name="ce9">
            <text:p><text:a xlink:href="https://www.amazon.com/Swpeet-Square-Furniture-Screws-Protect/dp/B07LF3GB9N">https://www.amazon.com/Swpeet-Square-Furniture-Screws-Protect/dp/B07LF3GB9N</text:a></text:p>
          </table:table-cell>
          <table:table-cell office:value-type="float" office:value="9.68" table:style-name="ce10">
            <text:p>9.68</text:p>
          </table:table-cell>
          <table:table-cell office:value-type="string" table:style-name="ce11">
            <text:p>package has several sizes, use the larger (30mm) on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Aluminum angle bar, 2ft long, 1/16" thick, 3/4" on each side</text:p>
          </table:table-cell>
          <table:table-cell office:value-type="string" table:style-name="ce9">
            <text:p><text:a xlink:href="https://www.amazon.com/FT-Anodized-Aluminum-Angle-Temper/dp/B085MQ6SWD">https://www.amazon.com/FT-Anodized-Aluminum-Angle-Temper/dp/B085MQ6SWD</text:a></text:p>
          </table:table-cell>
          <table:table-cell office:value-type="float" office:value="15.99" table:style-name="ce10">
            <text:p>15.99</text:p>
          </table:table-cell>
          <table:table-cell office:value-type="string" table:style-name="ce11">
            <text:p>link is for a 4' long bar, need to be cut in half to make 2 2' on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x 2" machine screws</text:p>
          </table:table-cell>
          <table:table-cell office:value-type="string" table:style-name="ce9">
            <text:p><text:a xlink:href="https://www.amazon.com/Stainless-Phillips-Machine-Bolt-Dropper/dp/B07D1KK5J5">https://www.amazon.com/Stainless-Phillips-Machine-Bolt-Dropper/dp/B07D1KK5J5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for mounting the fans, package has 2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hex nuts</text:p>
          </table:table-cell>
          <table:table-cell office:value-type="string" table:style-name="ce9">
            <text:p><text:a xlink:href="https://www.amazon.com/Stainless-Steel-Machine-Screw-SNG578/dp/B07XD9NN15">https://www.amazon.com/Stainless-Steel-Machine-Screw-SNG578/dp/B07XD9NN15</text:a></text:p>
          </table:table-cell>
          <table:table-cell office:value-type="float" office:value="6.18" table:style-name="ce10">
            <text:p>6.18</text:p>
          </table:table-cell>
          <table:table-cell office:value-type="string" table:style-name="ce11">
            <text:p>for mounting the fans, package has 1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wivel arm with ballhead</text:p>
          </table:table-cell>
          <table:table-cell office:value-type="string" table:style-name="ce9">
            <text:p><text:a xlink:href="https://www.amazon.com/gp/product/B07GWPGGRT">https://www.amazon.com/gp/product/B07GWPGGRT</text:a></text:p>
          </table:table-cell>
          <table:table-cell office:value-type="float" office:value="6.99" table:style-name="ce10">
            <text:p>6.99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rrel nut for 1/4"-20 thread</text:p>
          </table:table-cell>
          <table:table-cell office:value-type="string" table:style-name="ce9">
            <text:p><text:a xlink:href="https://www.amazon.com/gp/product/B07CFW4WM1">https://www.amazon.com/gp/product/B07CFW4WM1</text:a></text:p>
          </table:table-cell>
          <table:table-cell office:value-type="float" office:value="7.99" table:style-name="ce10">
            <text:p>7.99</text:p>
          </table:table-cell>
          <table:table-cell office:value-type="string" table:style-name="ce11">
            <text:p>package has 2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1_face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91.08" table:style-name="ce10">
            <text:p>91.0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2.dxf - 1/8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3.dxf - 1/8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4.dxf - 1/8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40.42" table:style-name="ce10">
            <text:p>40.4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5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11.2" table:style-name="ce10">
            <text:p>111.20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6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12.16" table:style-name="ce10">
            <text:p>112.16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7_back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76.7" table:style-name="ce10">
            <text:p>76.70</text:p>
          </table:table-cell>
          <table:table-cell table:style-name="ce11"/>
          <table:table-cell table:number-columns-repeated="16378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8"/>
          <table:table-cell table:style-name="ce10"/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1_face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1.02" table:style-name="ce10">
            <text:p>81.0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bottom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5.18" table:style-name="ce10">
            <text:p>25.1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Monitor - SPP_MonLayer2_3_leftright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39.28" table:style-name="ce10">
            <text:p>39.2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top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5.82" table:style-name="ce10">
            <text:p>25.8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4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9.44" table:style-name="ce10">
            <text:p>89.4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5.dxf - 1/2" MDF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07.19" table:style-name="ce10">
            <text:p>107.1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6_back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78.92" table:style-name="ce10">
            <text:p>78.92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8"/>
          <table:table-cell table:style-name="ce10"/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45.16999999999999" table:style-name="ce10">
            <text:p>145.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Bottom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0.510000000000005" table:style-name="ce10">
            <text:p>80.5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ottom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3.76" table:style-name="ce10">
            <text:p>83.7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Front.dx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87.13" table:style-name="ce10">
            <text:p>87.1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Headphones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6.31" table:style-name="ce10">
            <text:p>26.3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Keyboard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50.4" table:style-name="ce10">
            <text:p>50.4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idShel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3.39" table:style-name="ce10">
            <text:p>23.3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onKeyShel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16.48" table:style-name="ce10">
            <text:p>16.4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ide.dxf - 1/2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20.84" table:style-name="ce10">
            <text:p>220.8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peaker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9.7" table:style-name="ce10">
            <text:p>29.7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TopShelf - 1/4" baltic birch</text:p>
          </table:table-cell>
          <table:table-cell office:value-type="string" table:style-name="ce18">
            <text:p><text:a xlink:href="https://sendcutsend.com/">https://sendcutsend.com</text:a></text:p>
          </table:table-cell>
          <table:table-cell office:value-type="float" office:value="23.3" table:style-name="ce10">
            <text:p>23.30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8"/>
          <table:table-cell table:style-name="ce10"/>
          <table:table-cell table:number-columns-repeated="16379"/>
        </table:table-row>
        <table:table-row table:style-name="ro2">
          <table:table-cell office:value-type="string" table:style-name="ce1">
            <text:p>ALL ELECTRONICS</text:p>
          </table:table-cell>
          <table:table-cell table:style-name="ce7"/>
          <table:table-cell table:style-name="ce8"/>
          <table:table-cell table:style-name="ce18"/>
          <table:table-cell office:value-type="float" office:value="4546.7699999999995" table:formula="of:=SUM([.E8:.E16])" table:style-name="ce10">
            <text:p>4,546.7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WOOD</text:p>
          </table:table-cell>
          <table:table-cell table:style-name="ce7"/>
          <table:table-cell table:style-name="ce8"/>
          <table:table-cell table:style-name="ce18"/>
          <table:table-cell office:value-type="float" office:value="1746.48" table:formula="of:=SUM([.E53:.E79])" table:style-name="ce10">
            <text:p>1,746.4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SOFTWARE</text:p>
          </table:table-cell>
          <table:table-cell table:style-name="ce7"/>
          <table:table-cell table:style-name="ce8"/>
          <table:table-cell table:style-name="ce18"/>
          <table:table-cell office:value-type="float" office:value="1167.9000000000001" table:formula="of:=SUM([.E2:.E6])" table:style-name="ce10">
            <text:p>1,167.9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MECHANICAL</text:p>
          </table:table-cell>
          <table:table-cell table:style-name="ce7"/>
          <table:table-cell table:style-name="ce8"/>
          <table:table-cell table:style-name="ce18"/>
          <table:table-cell office:value-type="float" office:value="207.17000000000004" table:formula="of:=SUM([.E33:.E51])" table:style-name="ce10">
            <text:p>207.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L HARDWARE</text:p>
          </table:table-cell>
          <table:table-cell table:style-name="ce7"/>
          <table:table-cell table:style-name="ce8"/>
          <table:table-cell table:style-name="ce18"/>
          <table:table-cell office:value-type="float" office:value="242.18" table:formula="of:=SUM([.E18:.E31])" table:style-name="ce10">
            <text:p>242.18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8"/>
          <table:table-cell table:style-name="ce10"/>
          <table:table-cell table:number-columns-repeated="16379"/>
        </table:table-row>
        <table:table-row table:style-name="ro9">
          <table:table-cell table:style-name="ce1"/>
          <table:table-cell table:style-name="ce7"/>
          <table:table-cell office:value-type="string" table:style-name="ce8">
            <text:p>Total WITHOUT taxes, and shipping.</text:p>
          </table:table-cell>
          <table:table-cell table:style-name="ce17"/>
          <table:table-cell office:value-type="float" office:value="7910.4999999999936" table:formula="of:=SUM([.E2:.E79])" table:style-name="ce19">
            <text:p>7,910.50</text:p>
          </table:table-cell>
          <table:table-cell table:number-columns-repeated="16379"/>
        </table:table-row>
        <table:table-row table:number-rows-repeated="1048340" table:style-name="ro2">
          <table:table-cell table:number-columns-repeated="16384"/>
        </table:table-row>
        <table:table-row table:number-rows-repeated="145" table:style-name="ro10">
          <table:table-cell table:number-columns-repeated="16384"/>
        </table:table-row>
        <table:table-row table:number-rows-repeated="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Tim Thompson</dc:creator>
    <meta:creation-date>2021-08-03T04:54:43Z</meta:creation-date>
    <dc:date>2021-08-17T03:47:31Z</dc:date>
    <meta:print-date>2021-08-10T19:11:23Z</meta:print-date>
    <meta:editing-cycles>19</meta:editing-cycles>
    <meta:editing-duration>PT2749S</meta:editing-duration>
  </office:meta>
</office:document-meta>
</file>